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6274A55256F6097BB0.png" manifest:media-type="image/png"/>
  <manifest:file-entry manifest:full-path="Pictures/10000201000003BD00000225483631CCB4040C48.png" manifest:media-type="image/png"/>
  <manifest:file-entry manifest:full-path="Pictures/10000201000002B600000137F4FDFE3BF21A2E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15a6" officeooo:paragraph-rsid="002015a6"/>
    </style:style>
    <style:style style:name="P2" style:family="paragraph" style:parent-style-name="Standard">
      <style:text-properties officeooo:rsid="0021d56c" officeooo:paragraph-rsid="0021d5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1、配置pom.xml</text:p>
      <text:p text:style-name="P1">2、配置thymeleaf配置</text:p>
      <text:p text:style-name="P1">二、配置pom.xml</text:p>
      <text:p text:style-name="P2"><draw:frame draw:style-name="fr1" draw:name="图像1" text:anchor-type="paragraph" svg:width="17cm" svg:height="9.753cm" draw:z-index="0"><draw:image xlink:href="Pictures/10000201000003BD00000225483631CCB4040C48.png" xlink:type="simple" xlink:show="embed" xlink:actuate="onLoad" loext:mime-type="image/png"/></draw:frame>三、配置thymeleaf</text:p>
      <text:p text:style-name="P2"><draw:frame draw:style-name="fr1" draw:name="图像2" text:anchor-type="paragraph" svg:width="17cm" svg:height="7.618cm" draw:z-index="1"><draw:image xlink:href="Pictures/10000201000002B600000137F4FDFE3BF21A2EB0.png" xlink:type="simple" xlink:show="embed" xlink:actuate="onLoad" loext:mime-type="image/png"/></draw:frame>四、使用</text:p>
      <text:p text:style-name="P2"><draw:frame draw:style-name="fr2" draw:name="图像3" text:anchor-type="paragraph" svg:width="17cm" svg:height="8.324cm" draw:z-index="2"><draw:image xlink:href="Pictures/10000201000002D30000016274A55256F6097BB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4:07:25.116059513</meta:creation-date>
    <dc:date>2019-09-09T08:16:38.998404028</dc:date>
    <meta:editing-duration>P1DT18H9M13S</meta:editing-duration>
    <meta:editing-cycles>6</meta:editing-cycles>
    <meta:generator>LibreOffice/6.0.7.3$Linux_X86_64 LibreOffice_project/00m0$Build-3</meta:generator>
    <meta:document-statistic meta:table-count="0" meta:image-count="3" meta:object-count="0" meta:page-count="2" meta:paragraph-count="6" meta:word-count="30" meta:character-count="58" meta:non-whitespace-character-count="58"/>
  </office:meta>
</office:document-meta>
</file>